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347c2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stroke="none" draw:fill="solid" draw:fill-color="#347c2c" dr3d:vertical-segments="14" dr3d:close-front="true" dr3d:close-back="true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6" style:family="graphic" style:parent-style-name="standard">
      <style:graphic-properties draw:stroke="none" draw:fill="solid" draw:fill-color="#ff0000"/>
    </style:style>
  </office:automatic-styles>
  <office:body>
    <office:drawing>
      <draw:page draw:name="page1" draw:style-name="dp1" draw:master-page-name="Default">
        <office:forms form:automatic-focus="false" form:apply-design-mode="false"/>
        <draw:g>
          <dr3d:scene draw:style-name="gr1" svg:width="0.447cm" svg:height="0.451cm" svg:x="5.108cm" svg:y="18.998cm" dr3d:vrp="(0 0 29784.5714285714)" dr3d:vpn="(0 0 25198.5714285714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3d:scene draw:style-name="gr3" svg:width="0.448cm" svg:height="0.451cm" svg:x="5.553cm" svg:y="18.998cm" dr3d:vrp="(0 0 29784.5714285714)" dr3d:vpn="(0 0 25198.5714285714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4" draw:layer="layout" svg:viewBox="0 -5000 2500 10000" svg:d="m0 5000 125-500 125-500 250-1000 500-2000 500-2000 500-2000 500-2000h-500-500-500-500-250-250z"/>
          </dr3d:scene>
          <dr3d:scene draw:style-name="gr5" svg:width="0.405cm" svg:height="0.407cm" svg:x="4.61cm" svg:y="19.02cm" dr3d:transform="matrix (-0.00325751220179889 -0.0170569413273499 0.999849213315095 -0.000870911340208879 0.999854187449085 0.0170541887514933 -0.99999431504769 -0.00081522579042633 -0.00327189229926567 0.133489058937849cm -0.177573432991902cm -0.0708383335113054cm)" dr3d:vrp="(0 0 29784.5714285714)" dr3d:vpn="(0 0 25198.5714285714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6" draw:layer="layout"/>
          </dr3d:scene>
        </draw:g>
        <draw:g>
          <dr3d:scene draw:style-name="gr5" svg:width="4.002cm" svg:height="4.002cm" svg:x="4.35cm" svg:y="12.999cm" dr3d:transform="matrix (0.488835719106763 -0.205472864763535 0.847832850018941 -0.0378804442675095 0.965950337936619 0.255939478358128 -0.871553045813891 -0.157228643974313 0.464407624664507 0.0655913412698614cm -0.158679758880497cm 0.0272833717923537cm)" dr3d:vrp="(0 0 16885.7142857143)" dr3d:vpn="(0 0 14285.7142857143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6" draw:layer="layout"/>
          </dr3d:scene>
          <dr3d:scene draw:style-name="gr1" svg:width="4.004cm" svg:height="4.004cm" svg:x="9.25cm" svg:y="12.999cm" dr3d:vrp="(0 0 16885.7142857143)" dr3d:vpn="(0 0 14285.7142857143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2" draw:layer="layout"/>
          </dr3d:scene>
          <dr3d:scene draw:style-name="gr3" svg:width="4.002cm" svg:height="4.002cm" svg:x="13.25cm" svg:y="12.999cm" dr3d:vrp="(0 0 16885.7142857143)" dr3d:vpn="(0 0 14285.7142857143)" dr3d:projection="perspective" dr3d:distance="4.586cm" dr3d:focal-length="17.639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4" draw:layer="layout" svg:viewBox="0 -5000 2500 10000" svg:d="m0 5000 125-500 125-500 250-1000 500-2000 500-2000 500-2000 500-2000h-500-500-500-500-250-250z"/>
          </dr3d:sce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Oo-dev/2.3$Win32 OpenOffice.org_project/680m220$Build-9181</meta:generator>
    <meta:creation-date>2007-07-17T08:47:30</meta:creation-date>
    <dc:date>2007-07-17T12:58:01</dc:date>
    <dc:language>hu-HU</dc:language>
    <meta:editing-cycles>2</meta:editing-cycles>
    <meta:editing-duration>PT3H39M30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